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RUNNEN TIL VALG AV DESIGN, NETTSTED:</text:p>
      <text:p text:style-name="Standard">Tidligere undersøkelser har vist at 4 av 10 som har gått av med AFP angrer. Mange av dem oppgir usikkerhet knyttet til data som en viktig forklaring på hvorfor de valgte å tre ut av arbeidslivet tidlig. Dermed øker pensjonsutgiftene og samfunnet går glipp av viktig kompetanse. </text:p>
      <text:p text:style-name="Standard">Digital kompetanse er definert som en basisferdighet. Det vil si at alle skal beherske et minimum av digitale ferdigheter. Yngre generasjoner får dette gjennom skolen, mens de som er på tampen av arbeidslivet eller allerede er pensjonister ikke har noe offentlig tilbud om å få opplæring. Seniornett er et verktøy for å gi seniorene digital kompetanse. </text:p>
      <text:p text:style-name="Standard">Seniornetts mål er å få 250 000 flere seniorer på nett i innen 2014. Vi skal øke antallet lokale klubber fra 90 til 300 for at så mange som mulig skal ha tilbud om opplæring og møteplasser i nærheten av der de bor. Om vi lykkes tror vi at samfunnet vil få flere til å stå lenger i arbeid, flere vil få adgang til offentlige tjenester på nett og flere vil kunne delta i det sosiale livet på nett. </text:p>
      <text:p text:style-name="Standard">http://seniornett.no/Om-oss/Presentasjon-av-Seniornet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25T13:18:05.31</meta:creation-date>
    <meta:document-statistic meta:table-count="0" meta:image-count="0" meta:object-count="0" meta:page-count="1" meta:paragraph-count="5" meta:word-count="189" meta:character-count="1118"/>
    <dc:date>2010-10-25T13:19:05.23</dc:date>
    <meta:editing-duration>PT00H01M00S</meta:editing-duration>
    <meta:editing-cycles>1</meta:editing-cycles>
    <meta:generator>OpenOffice.org/3.2$Win32 OpenOffice.org_project/320m18$Build-9502</meta:generator>
  </office:meta>
</office:document-meta>
</file>